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ularDependencyExcep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rcularDependencyException.CircularDependencyException( final ModuleRevisionId [ ] mr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